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  <text:p text:style-name="正文"/>
      <text:h text:style-name="标题1" text:outline-level="1">Titl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2361in" fo:margin-bottom="0.2291in" fo:line-height="240%"/>
      <style:text-properties fo:font-weight="bold" style:font-weight-asian="bold" style:font-weight-complex="bold" style:letter-kerning="true" fo:font-size="22pt" style:font-size-asian="22pt" style:font-size-complex="22pt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标题1字符" style:display-name="标题 1 字符" style:family="text" style:parent-style-name="默认段落字体">
      <style:text-properties fo:font-weight="bold" style:font-weight-asian="bold" style:font-weight-complex="bold" style:letter-kerning="true" fo:font-size="22pt" style:font-size-asian="22pt" style:font-size-complex="2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t fjx</meta:initial-creator>
    <dc:creator>lt fjx</dc:creator>
    <meta:creation-date>2022-08-05T02:37:00Z</meta:creation-date>
    <dc:date>2022-08-05T02:37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